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3.507cm"/>
    </style:style>
    <style:style style:name="pr2" style:family="presentation" style:parent-style-name="Progress_5f_2-outline1">
      <style:graphic-properties fo:min-height="5.561cm"/>
    </style:style>
    <style:style style:name="pr3" style:family="presentation" style:parent-style-name="Progress_5f_2-outline1">
      <style:graphic-properties fo:min-height="11.933cm"/>
    </style:style>
    <style:style style:name="pr4" style:family="presentation" style:parent-style-name="Progress_5f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7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15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skewX (-2.10761195999151E-017) rotate (0.18762289458939) translate (1.295cm 12.031cm)" presentation:class="title">
          <draw:text-box>
            <text:p>CityStats</text:p>
          </draw:text-box>
        </draw:frame>
        <draw:frame presentation:style-name="pr2" draw:layer="layout" svg:width="12.02cm" svg:height="5.811cm" svg:x="0.757cm" svg:y="15.733cm" presentation:class="outline">
          <draw:text-box>
            <text:list text:style-name="L2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3" draw:layer="layout" svg:width="12.02cm" svg:height="3.267cm" svg:x="16.58cm" svg:y="16.8cm" presentation:class="outline" presentation:user-transformed="true">
          <draw:text-box>
            <text:list text:style-name="L2">
              <text:list-item>
                <text:p>Diogo Silveira 85117</text:p>
              </text:list-item>
              <text:list-item>
                <text:p>Miguel Matos xxxxx</text:p>
              </text:list-item>
              <text:list-item>
                <text:p>Rita Ferrolho xxxxx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5" draw:layer="layout" svg:width="25.192cm" svg:height="3.507cm" draw:transform="rotate (0.188670092140587) translate (0.286cm 1.885cm)" presentation:class="title" presentation:user-transformed="true">
          <draw:text-box>
            <text:p>Objectivo</text:p>
          </draw:text-box>
        </draw:frame>
        <draw:frame presentation:style-name="pr6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Arquitetura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operações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apresentação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onclusão</text:p>
          </draw:text-box>
        </draw:frame>
        <draw:frame presentation:style-name="pr9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01:47:38.468514650</meta:creation-date>
    <meta:editing-duration>PT11M54S</meta:editing-duration>
    <meta:editing-cycles>2</meta:editing-cycles>
    <meta:generator>LibreOffice/6.0.7.3$Linux_X86_64 LibreOffice_project/00m0$Build-3</meta:generator>
    <dc:title>Progress</dc:title>
    <dc:date>2020-02-03T01:59:32.454842536</dc:date>
    <meta:document-statistic meta:object-count="110"/>
  </office:meta>
</office:document-meta>
</file>